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9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LORES CALLE, ROBERTO JOS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64138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775106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CALLE, ROBERTO JOSE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864138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7 751 06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7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10/2021</text:p>
          </table:table-cell>
          <table:table-cell table:style-name="Tabla2.A3" office:value-type="string">
            <text:p text:style-name="P22">145250</text:p>
          </table:table-cell>
          <table:table-cell table:style-name="Tabla2.D3" office:value-type="string">
            <text:p text:style-name="P23">7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5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9T17:10:2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